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2_run____test_best_scores_other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582278481012658" calcext:value-type="float">
            <text:p>0.582278481012658</text:p>
          </table:table-cell>
          <table:table-cell office:value-type="float" office:value="0.546475995914198" calcext:value-type="float">
            <text:p>0.546475995914198</text:p>
          </table:table-cell>
          <table:table-cell office:value-type="float" office:value="0.96745027124774" calcext:value-type="float">
            <text:p>0.96745027124774</text:p>
          </table:table-cell>
          <table:table-cell office:value-type="float" office:value="0.698433420365535" calcext:value-type="float">
            <text:p>0.698433420365535</text:p>
          </table:table-cell>
          <table:table-cell table:formula="of:=[.A2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562839059674503" calcext:value-type="float">
            <text:p>0.562839059674503</text:p>
          </table:table-cell>
          <table:table-cell office:value-type="float" office:value="0.534001956947162" calcext:value-type="float">
            <text:p>0.534001956947162</text:p>
          </table:table-cell>
          <table:table-cell office:value-type="float" office:value="0.986889692585895" calcext:value-type="float">
            <text:p>0.986889692585895</text:p>
          </table:table-cell>
          <table:table-cell office:value-type="float" office:value="0.693015873015873" calcext:value-type="float">
            <text:p>0.693015873015873</text:p>
          </table:table-cell>
          <table:table-cell table:formula="of:=[.A3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569846292947559" calcext:value-type="float">
            <text:p>0.569846292947559</text:p>
          </table:table-cell>
          <table:table-cell office:value-type="float" office:value="0.53865399049287" calcext:value-type="float">
            <text:p>0.53865399049287</text:p>
          </table:table-cell>
          <table:table-cell office:value-type="float" office:value="0.973327305605787" calcext:value-type="float">
            <text:p>0.973327305605787</text:p>
          </table:table-cell>
          <table:table-cell office:value-type="float" office:value="0.693509421807054" calcext:value-type="float">
            <text:p>0.693509421807054</text:p>
          </table:table-cell>
          <table:table-cell table:formula="of:=[.A4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597649186256781" calcext:value-type="float">
            <text:p>0.597649186256781</text:p>
          </table:table-cell>
          <table:table-cell office:value-type="float" office:value="0.555158324821246" calcext:value-type="float">
            <text:p>0.555158324821246</text:p>
          </table:table-cell>
          <table:table-cell office:value-type="float" office:value="0.982820976491863" calcext:value-type="float">
            <text:p>0.982820976491863</text:p>
          </table:table-cell>
          <table:table-cell office:value-type="float" office:value="0.709530026109661" calcext:value-type="float">
            <text:p>0.709530026109661</text:p>
          </table:table-cell>
          <table:table-cell table:formula="of:=[.A5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592224231464738" calcext:value-type="float">
            <text:p>0.592224231464738</text:p>
          </table:table-cell>
          <table:table-cell office:value-type="float" office:value="0.55365597054182" calcext:value-type="float">
            <text:p>0.55365597054182</text:p>
          </table:table-cell>
          <table:table-cell office:value-type="float" office:value="0.951627486437613" calcext:value-type="float">
            <text:p>0.951627486437613</text:p>
          </table:table-cell>
          <table:table-cell office:value-type="float" office:value="0.700033255736615" calcext:value-type="float">
            <text:p>0.700033255736615</text:p>
          </table:table-cell>
          <table:table-cell table:formula="of:=[.A6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565551537070524" calcext:value-type="float">
            <text:p>0.565551537070524</text:p>
          </table:table-cell>
          <table:table-cell office:value-type="float" office:value="0.540684624017957" calcext:value-type="float">
            <text:p>0.540684624017957</text:p>
          </table:table-cell>
          <table:table-cell office:value-type="float" office:value="0.871157323688969" calcext:value-type="float">
            <text:p>0.871157323688969</text:p>
          </table:table-cell>
          <table:table-cell office:value-type="float" office:value="0.667243767313019" calcext:value-type="float">
            <text:p>0.667243767313019</text:p>
          </table:table-cell>
          <table:table-cell table:formula="of:=[.A7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68399638336347" calcext:value-type="float">
            <text:p>0.668399638336347</text:p>
          </table:table-cell>
          <table:table-cell office:value-type="float" office:value="0.604723081248243" calcext:value-type="float">
            <text:p>0.604723081248243</text:p>
          </table:table-cell>
          <table:table-cell office:value-type="float" office:value="0.972423146473779" calcext:value-type="float">
            <text:p>0.972423146473779</text:p>
          </table:table-cell>
          <table:table-cell office:value-type="float" office:value="0.745709828393136" calcext:value-type="float">
            <text:p>0.745709828393136</text:p>
          </table:table-cell>
          <table:table-cell table:formula="of:=[.A8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569168173598553" calcext:value-type="float">
            <text:p>0.569168173598553</text:p>
          </table:table-cell>
          <table:table-cell office:value-type="float" office:value="0.537647637795276" calcext:value-type="float">
            <text:p>0.537647637795276</text:p>
          </table:table-cell>
          <table:table-cell table:style-name="ce1" office:value-type="float" office:value="0.987793851717902" calcext:value-type="float">
            <text:p>0.987793851717902</text:p>
          </table:table-cell>
          <table:table-cell office:value-type="float" office:value="0.696303377947738" calcext:value-type="float">
            <text:p>0.696303377947738</text:p>
          </table:table-cell>
          <table:table-cell table:formula="of:=[.A9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table:style-name="ce1" office:value-type="float" office:value="0.766500904159132" calcext:value-type="float">
            <text:p>0.766500904159132</text:p>
          </table:table-cell>
          <table:table-cell table:style-name="ce1" office:value-type="float" office:value="0.687679083094556" calcext:value-type="float">
            <text:p>0.687679083094556</text:p>
          </table:table-cell>
          <table:table-cell office:value-type="float" office:value="0.976491862567812" calcext:value-type="float">
            <text:p>0.976491862567812</text:p>
          </table:table-cell>
          <table:table-cell table:style-name="ce1" office:value-type="float" office:value="0.807024098636279" calcext:value-type="float">
            <text:p>0.807024098636279</text:p>
          </table:table-cell>
          <table:table-cell table:formula="of:=[.A10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605560578661845" calcext:value-type="float">
            <text:p>0.605560578661845</text:p>
          </table:table-cell>
          <table:table-cell office:value-type="float" office:value="0.56139889560873" calcext:value-type="float">
            <text:p>0.56139889560873</text:p>
          </table:table-cell>
          <table:table-cell office:value-type="float" office:value="0.965189873417721" calcext:value-type="float">
            <text:p>0.965189873417721</text:p>
          </table:table-cell>
          <table:table-cell office:value-type="float" office:value="0.709891936824605" calcext:value-type="float">
            <text:p>0.709891936824605</text:p>
          </table:table-cell>
          <table:table-cell table:formula="of:=[.A11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585895117540687" calcext:value-type="float">
            <text:p>0.585895117540687</text:p>
          </table:table-cell>
          <table:table-cell office:value-type="float" office:value="0.549634273772205" calcext:value-type="float">
            <text:p>0.549634273772205</text:p>
          </table:table-cell>
          <table:table-cell office:value-type="float" office:value="0.951175406871609" calcext:value-type="float">
            <text:p>0.951175406871609</text:p>
          </table:table-cell>
          <table:table-cell office:value-type="float" office:value="0.696688741721854" calcext:value-type="float">
            <text:p>0.696688741721854</text:p>
          </table:table-cell>
          <table:table-cell table:formula="of:=[.A12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601943942133816" calcext:value-type="float">
            <text:p>0.601943942133816</text:p>
          </table:table-cell>
          <table:table-cell office:value-type="float" office:value="0.559015964407223" calcext:value-type="float">
            <text:p>0.559015964407223</text:p>
          </table:table-cell>
          <table:table-cell office:value-type="float" office:value="0.965641952983725" calcext:value-type="float">
            <text:p>0.965641952983725</text:p>
          </table:table-cell>
          <table:table-cell office:value-type="float" office:value="0.708105420188961" calcext:value-type="float">
            <text:p>0.708105420188961</text:p>
          </table:table-cell>
          <table:table-cell table:formula="of:=[.A13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565777576853526" calcext:value-type="float">
            <text:p>0.565777576853526</text:p>
          </table:table-cell>
          <table:table-cell office:value-type="float" office:value="0.536005939123979" calcext:value-type="float">
            <text:p>0.536005939123979</text:p>
          </table:table-cell>
          <table:table-cell office:value-type="float" office:value="0.979204339963834" calcext:value-type="float">
            <text:p>0.979204339963834</text:p>
          </table:table-cell>
          <table:table-cell office:value-type="float" office:value="0.692787462018231" calcext:value-type="float">
            <text:p>0.692787462018231</text:p>
          </table:table-cell>
          <table:table-cell table:formula="of:=[.A14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743896925858951" calcext:value-type="float">
            <text:p>0.743896925858951</text:p>
          </table:table-cell>
          <table:table-cell office:value-type="float" office:value="0.667598633115875" calcext:value-type="float">
            <text:p>0.667598633115875</text:p>
          </table:table-cell>
          <table:table-cell office:value-type="float" office:value="0.971518987341772" calcext:value-type="float">
            <text:p>0.971518987341772</text:p>
          </table:table-cell>
          <table:table-cell office:value-type="float" office:value="0.791382802430492" calcext:value-type="float">
            <text:p>0.791382802430492</text:p>
          </table:table-cell>
          <table:table-cell table:formula="of:=[.A15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766500904159132" calcext:value-type="float">
            <text:p>0.766500904159132</text:p>
          </table:table-cell>
          <table:table-cell table:formula="of:=MAX([.C2:.C15])" office:value-type="float" office:value="0.687679083094556" calcext:value-type="float">
            <text:p>0.687679083094556</text:p>
          </table:table-cell>
          <table:table-cell table:formula="of:=MAX([.D2:.D15])" office:value-type="float" office:value="0.987793851717902" calcext:value-type="float">
            <text:p>0.987793851717902</text:p>
          </table:table-cell>
          <table:table-cell table:formula="of:=MAX([.E2:.E15])" office:value-type="float" office:value="0.807024098636279" calcext:value-type="float">
            <text:p>0.807024098636279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8001_cnn" calcext:value-type="string">
            <text:p>give_model_8001_cnn</text:p>
          </table:table-cell>
          <table:table-cell table:style-name="ce2" table:formula="of:=VLOOKUP([.C17];[.C2:.F15];4;0)" office:value-type="string" office:string-value="give_model_8001_cnn" calcext:value-type="string">
            <text:p>give_model_8001_cnn</text:p>
          </table:table-cell>
          <table:table-cell table:style-name="ce2" table:formula="of:=VLOOKUP([.D17];[.D2:.F15];3;0)" office:value-type="string" office:string-value="give_model_60" calcext:value-type="string">
            <text:p>give_model_60</text:p>
          </table:table-cell>
          <table:table-cell table:style-name="ce2" table:formula="of:=VLOOKUP([.E17];[.E2:.F15];2;0)" office:value-type="string" office:string-value="give_model_8001_cnn" calcext:value-type="string">
            <text:p>give_model_8001_cn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3T20:50:18.287915014</dc:date>
    <meta:editing-duration>PT11M32S</meta:editing-duration>
    <meta:editing-cycles>2</meta:editing-cycles>
    <meta:document-statistic meta:table-count="1" meta:cell-count="100" meta:object-count="0"/>
  </office:meta>
</office:document-meta>
</file>